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8001372" calcext:value-type="float">
            <text:p>0.98001372</text:p>
          </table:table-cell>
          <table:table-cell office:value-type="float" office:value="0.00243879" calcext:value-type="float">
            <text:p>0.00243879</text:p>
          </table:table-cell>
          <table:table-cell office:value-type="float" office:value="0.00536557" calcext:value-type="float">
            <text:p>0.00536557</text:p>
          </table:table-cell>
          <table:table-cell office:value-type="float" office:value="0.01218192" calcext:value-type="float">
            <text:p>0.01218192</text:p>
          </table:table-cell>
          <table:table-cell office:value-type="float" office:value="0.01323807" calcext:value-type="float">
            <text:p>0.01323807</text:p>
          </table:table-cell>
          <table:table-cell office:value-type="float" office:value="0.95469064" calcext:value-type="float">
            <text:p>0.95469064</text:p>
          </table:table-cell>
          <table:table-cell office:value-type="float" office:value="0.00001166" calcext:value-type="float">
            <text:p>1.166E-05</text:p>
          </table:table-cell>
          <table:table-cell office:value-type="float" office:value="0.03205963" calcext:value-type="float">
            <text:p>0.03205963</text:p>
          </table:table-cell>
          <table:table-cell office:value-type="float" office:value="0.02575027" calcext:value-type="float">
            <text:p>0.02575027</text:p>
          </table:table-cell>
          <table:table-cell office:value-type="float" office:value="0.00015918" calcext:value-type="float">
            <text:p>0.00015918</text:p>
          </table:table-cell>
          <table:table-cell office:value-type="float" office:value="0.90618979" calcext:value-type="float">
            <text:p>0.90618979</text:p>
          </table:table-cell>
          <table:table-cell office:value-type="float" office:value="0.06790075" calcext:value-type="float">
            <text:p>0.0679007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859851" calcext:value-type="float">
            <text:p>0.97859851</text:p>
          </table:table-cell>
          <table:table-cell office:value-type="float" office:value="0.00248891" calcext:value-type="float">
            <text:p>0.00248891</text:p>
          </table:table-cell>
          <table:table-cell office:value-type="float" office:value="0.00590662" calcext:value-type="float">
            <text:p>0.00590662</text:p>
          </table:table-cell>
          <table:table-cell office:value-type="float" office:value="0.01300596" calcext:value-type="float">
            <text:p>0.01300596</text:p>
          </table:table-cell>
          <table:table-cell office:value-type="float" office:value="0.0129373" calcext:value-type="float">
            <text:p>0.0129373</text:p>
          </table:table-cell>
          <table:table-cell office:value-type="float" office:value="0.95355115" calcext:value-type="float">
            <text:p>0.95355115</text:p>
          </table:table-cell>
          <table:table-cell office:value-type="float" office:value="0.00001257" calcext:value-type="float">
            <text:p>1.257E-05</text:p>
          </table:table-cell>
          <table:table-cell office:value-type="float" office:value="0.03349899" calcext:value-type="float">
            <text:p>0.03349899</text:p>
          </table:table-cell>
          <table:table-cell office:value-type="float" office:value="0.0234622" calcext:value-type="float">
            <text:p>0.0234622</text:p>
          </table:table-cell>
          <table:table-cell office:value-type="float" office:value="0.00014824" calcext:value-type="float">
            <text:p>0.00014824</text:p>
          </table:table-cell>
          <table:table-cell office:value-type="float" office:value="0.9102417" calcext:value-type="float">
            <text:p>0.9102417</text:p>
          </table:table-cell>
          <table:table-cell office:value-type="float" office:value="0.06614787" calcext:value-type="float">
            <text:p>0.066147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704056" calcext:value-type="float">
            <text:p>0.97704056</text:p>
          </table:table-cell>
          <table:table-cell office:value-type="float" office:value="0.0025418" calcext:value-type="float">
            <text:p>0.0025418</text:p>
          </table:table-cell>
          <table:table-cell office:value-type="float" office:value="0.00648993" calcext:value-type="float">
            <text:p>0.00648993</text:p>
          </table:table-cell>
          <table:table-cell office:value-type="float" office:value="0.01392771" calcext:value-type="float">
            <text:p>0.01392771</text:p>
          </table:table-cell>
          <table:table-cell office:value-type="float" office:value="0.012631" calcext:value-type="float">
            <text:p>0.012631</text:p>
          </table:table-cell>
          <table:table-cell office:value-type="float" office:value="0.95227585" calcext:value-type="float">
            <text:p>0.95227585</text:p>
          </table:table-cell>
          <table:table-cell office:value-type="float" office:value="0.0000135" calcext:value-type="float">
            <text:p>1.35E-05</text:p>
          </table:table-cell>
          <table:table-cell office:value-type="float" office:value="0.03507965" calcext:value-type="float">
            <text:p>0.03507965</text:p>
          </table:table-cell>
          <table:table-cell office:value-type="float" office:value="0.02140144" calcext:value-type="float">
            <text:p>0.02140144</text:p>
          </table:table-cell>
          <table:table-cell office:value-type="float" office:value="0.00013831" calcext:value-type="float">
            <text:p>0.00013831</text:p>
          </table:table-cell>
          <table:table-cell office:value-type="float" office:value="0.91374312" calcext:value-type="float">
            <text:p>0.91374312</text:p>
          </table:table-cell>
          <table:table-cell office:value-type="float" office:value="0.06471713" calcext:value-type="float">
            <text:p>0.064717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532557" calcext:value-type="float">
            <text:p>0.97532557</text:p>
          </table:table-cell>
          <table:table-cell office:value-type="float" office:value="0.00259756" calcext:value-type="float">
            <text:p>0.00259756</text:p>
          </table:table-cell>
          <table:table-cell office:value-type="float" office:value="0.00711726" calcext:value-type="float">
            <text:p>0.00711726</text:p>
          </table:table-cell>
          <table:table-cell office:value-type="float" office:value="0.01495962" calcext:value-type="float">
            <text:p>0.01495962</text:p>
          </table:table-cell>
          <table:table-cell office:value-type="float" office:value="0.01231973" calcext:value-type="float">
            <text:p>0.01231973</text:p>
          </table:table-cell>
          <table:table-cell office:value-type="float" office:value="0.95085101" calcext:value-type="float">
            <text:p>0.95085101</text:p>
          </table:table-cell>
          <table:table-cell office:value-type="float" office:value="0.00001447" calcext:value-type="float">
            <text:p>1.447E-05</text:p>
          </table:table-cell>
          <table:table-cell office:value-type="float" office:value="0.0368148" calcext:value-type="float">
            <text:p>0.0368148</text:p>
          </table:table-cell>
          <table:table-cell office:value-type="float" office:value="0.01954458" calcext:value-type="float">
            <text:p>0.01954458</text:p>
          </table:table-cell>
          <table:table-cell office:value-type="float" office:value="0.00012931" calcext:value-type="float">
            <text:p>0.00012931</text:p>
          </table:table-cell>
          <table:table-cell office:value-type="float" office:value="0.91673351" calcext:value-type="float">
            <text:p>0.91673351</text:p>
          </table:table-cell>
          <table:table-cell office:value-type="float" office:value="0.0635926" calcext:value-type="float">
            <text:p>0.063592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7343751" calcext:value-type="float">
            <text:p>0.97343751</text:p>
          </table:table-cell>
          <table:table-cell office:value-type="float" office:value="0.00265627" calcext:value-type="float">
            <text:p>0.00265627</text:p>
          </table:table-cell>
          <table:table-cell office:value-type="float" office:value="0.00779021" calcext:value-type="float">
            <text:p>0.00779021</text:p>
          </table:table-cell>
          <table:table-cell office:value-type="float" office:value="0.01611602" calcext:value-type="float">
            <text:p>0.01611602</text:p>
          </table:table-cell>
          <table:table-cell office:value-type="float" office:value="0.012004" calcext:value-type="float">
            <text:p>0.012004</text:p>
          </table:table-cell>
          <table:table-cell office:value-type="float" office:value="0.94926136" calcext:value-type="float">
            <text:p>0.94926136</text:p>
          </table:table-cell>
          <table:table-cell office:value-type="float" office:value="0.00001546" calcext:value-type="float">
            <text:p>1.546E-05</text:p>
          </table:table-cell>
          <table:table-cell office:value-type="float" office:value="0.03871917" calcext:value-type="float">
            <text:p>0.03871917</text:p>
          </table:table-cell>
          <table:table-cell office:value-type="float" office:value="0.01787052" calcext:value-type="float">
            <text:p>0.01787052</text:p>
          </table:table-cell>
          <table:table-cell office:value-type="float" office:value="0.00012114" calcext:value-type="float">
            <text:p>0.00012114</text:p>
          </table:table-cell>
          <table:table-cell office:value-type="float" office:value="0.91924643" calcext:value-type="float">
            <text:p>0.91924643</text:p>
          </table:table-cell>
          <table:table-cell office:value-type="float" office:value="0.06276191" calcext:value-type="float">
            <text:p>0.0627619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7135838" calcext:value-type="float">
            <text:p>0.97135838</text:p>
          </table:table-cell>
          <table:table-cell office:value-type="float" office:value="0.00271803" calcext:value-type="float">
            <text:p>0.00271803</text:p>
          </table:table-cell>
          <table:table-cell office:value-type="float" office:value="0.00851022" calcext:value-type="float">
            <text:p>0.00851022</text:p>
          </table:table-cell>
          <table:table-cell office:value-type="float" office:value="0.01741336" calcext:value-type="float">
            <text:p>0.01741336</text:p>
          </table:table-cell>
          <table:table-cell office:value-type="float" office:value="0.01168435" calcext:value-type="float">
            <text:p>0.01168435</text:p>
          </table:table-cell>
          <table:table-cell office:value-type="float" office:value="0.94748998" calcext:value-type="float">
            <text:p>0.94748998</text:p>
          </table:table-cell>
          <table:table-cell office:value-type="float" office:value="0.00001647" calcext:value-type="float">
            <text:p>1.647E-05</text:p>
          </table:table-cell>
          <table:table-cell office:value-type="float" office:value="0.0408092" calcext:value-type="float">
            <text:p>0.0408092</text:p>
          </table:table-cell>
          <table:table-cell office:value-type="float" office:value="0.01636027" calcext:value-type="float">
            <text:p>0.01636027</text:p>
          </table:table-cell>
          <table:table-cell office:value-type="float" office:value="0.00011372" calcext:value-type="float">
            <text:p>0.00011372</text:p>
          </table:table-cell>
          <table:table-cell office:value-type="float" office:value="0.92130988" calcext:value-type="float">
            <text:p>0.92130988</text:p>
          </table:table-cell>
          <table:table-cell office:value-type="float" office:value="0.06221613" calcext:value-type="float">
            <text:p>0.062216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906796" calcext:value-type="float">
            <text:p>0.96906796</text:p>
          </table:table-cell>
          <table:table-cell office:value-type="float" office:value="0.00278292" calcext:value-type="float">
            <text:p>0.00278292</text:p>
          </table:table-cell>
          <table:table-cell office:value-type="float" office:value="0.00927852" calcext:value-type="float">
            <text:p>0.00927852</text:p>
          </table:table-cell>
          <table:table-cell office:value-type="float" office:value="0.0188706" calcext:value-type="float">
            <text:p>0.0188706</text:p>
          </table:table-cell>
          <table:table-cell office:value-type="float" office:value="0.01136128" calcext:value-type="float">
            <text:p>0.01136128</text:p>
          </table:table-cell>
          <table:table-cell office:value-type="float" office:value="0.94551805" calcext:value-type="float">
            <text:p>0.94551805</text:p>
          </table:table-cell>
          <table:table-cell office:value-type="float" office:value="0.0000175" calcext:value-type="float">
            <text:p>1.75E-05</text:p>
          </table:table-cell>
          <table:table-cell office:value-type="float" office:value="0.04310317" calcext:value-type="float">
            <text:p>0.04310317</text:p>
          </table:table-cell>
          <table:table-cell office:value-type="float" office:value="0.01499679" calcext:value-type="float">
            <text:p>0.01499679</text:p>
          </table:table-cell>
          <table:table-cell office:value-type="float" office:value="0.00010699" calcext:value-type="float">
            <text:p>0.00010699</text:p>
          </table:table-cell>
          <table:table-cell office:value-type="float" office:value="0.92294653" calcext:value-type="float">
            <text:p>0.92294653</text:p>
          </table:table-cell>
          <table:table-cell office:value-type="float" office:value="0.06194969" calcext:value-type="float">
            <text:p>0.061949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6654337" calcext:value-type="float">
            <text:p>0.96654337</text:p>
          </table:table-cell>
          <table:table-cell office:value-type="float" office:value="0.00285104" calcext:value-type="float">
            <text:p>0.00285104</text:p>
          </table:table-cell>
          <table:table-cell office:value-type="float" office:value="0.01009604" calcext:value-type="float">
            <text:p>0.01009604</text:p>
          </table:table-cell>
          <table:table-cell office:value-type="float" office:value="0.02050955" calcext:value-type="float">
            <text:p>0.02050955</text:p>
          </table:table-cell>
          <table:table-cell office:value-type="float" office:value="0.0110353" calcext:value-type="float">
            <text:p>0.0110353</text:p>
          </table:table-cell>
          <table:table-cell office:value-type="float" office:value="0.94332468" calcext:value-type="float">
            <text:p>0.94332468</text:p>
          </table:table-cell>
          <table:table-cell office:value-type="float" office:value="0.00001855" calcext:value-type="float">
            <text:p>1.855E-05</text:p>
          </table:table-cell>
          <table:table-cell office:value-type="float" office:value="0.04562147" calcext:value-type="float">
            <text:p>0.04562147</text:p>
          </table:table-cell>
          <table:table-cell office:value-type="float" office:value="0.0137648" calcext:value-type="float">
            <text:p>0.0137648</text:p>
          </table:table-cell>
          <table:table-cell office:value-type="float" office:value="0.00010086" calcext:value-type="float">
            <text:p>0.00010086</text:p>
          </table:table-cell>
          <table:table-cell office:value-type="float" office:value="0.92417396" calcext:value-type="float">
            <text:p>0.92417396</text:p>
          </table:table-cell>
          <table:table-cell office:value-type="float" office:value="0.06196037" calcext:value-type="float">
            <text:p>0.061960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375881" calcext:value-type="float">
            <text:p>0.96375881</text:p>
          </table:table-cell>
          <table:table-cell office:value-type="float" office:value="0.00292244" calcext:value-type="float">
            <text:p>0.00292244</text:p>
          </table:table-cell>
          <table:table-cell office:value-type="float" office:value="0.01096342" calcext:value-type="float">
            <text:p>0.01096342</text:p>
          </table:table-cell>
          <table:table-cell office:value-type="float" office:value="0.02235533" calcext:value-type="float">
            <text:p>0.02235533</text:p>
          </table:table-cell>
          <table:table-cell office:value-type="float" office:value="0.01070691" calcext:value-type="float">
            <text:p>0.01070691</text:p>
          </table:table-cell>
          <table:table-cell office:value-type="float" office:value="0.94088669" calcext:value-type="float">
            <text:p>0.94088669</text:p>
          </table:table-cell>
          <table:table-cell office:value-type="float" office:value="0.0000196" calcext:value-type="float">
            <text:p>1.96E-05</text:p>
          </table:table-cell>
          <table:table-cell office:value-type="float" office:value="0.04838681" calcext:value-type="float">
            <text:p>0.04838681</text:p>
          </table:table-cell>
          <table:table-cell office:value-type="float" office:value="0.01265064" calcext:value-type="float">
            <text:p>0.01265064</text:p>
          </table:table-cell>
          <table:table-cell office:value-type="float" office:value="0.00009529" calcext:value-type="float">
            <text:p>9.529E-05</text:p>
          </table:table-cell>
          <table:table-cell office:value-type="float" office:value="0.92500479" calcext:value-type="float">
            <text:p>0.92500479</text:p>
          </table:table-cell>
          <table:table-cell office:value-type="float" office:value="0.06224928" calcext:value-type="float">
            <text:p>0.062249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6068498" calcext:value-type="float">
            <text:p>0.96068498</text:p>
          </table:table-cell>
          <table:table-cell office:value-type="float" office:value="0.00299721" calcext:value-type="float">
            <text:p>0.00299721</text:p>
          </table:table-cell>
          <table:table-cell office:value-type="float" office:value="0.0118809" calcext:value-type="float">
            <text:p>0.0118809</text:p>
          </table:table-cell>
          <table:table-cell office:value-type="float" office:value="0.02443692" calcext:value-type="float">
            <text:p>0.02443692</text:p>
          </table:table-cell>
          <table:table-cell office:value-type="float" office:value="0.01037657" calcext:value-type="float">
            <text:p>0.01037657</text:p>
          </table:table-cell>
          <table:table-cell office:value-type="float" office:value="0.93817836" calcext:value-type="float">
            <text:p>0.93817836</text:p>
          </table:table-cell>
          <table:table-cell office:value-type="float" office:value="0.00002065" calcext:value-type="float">
            <text:p>2.065E-05</text:p>
          </table:table-cell>
          <table:table-cell office:value-type="float" office:value="0.05142442" calcext:value-type="float">
            <text:p>0.05142442</text:p>
          </table:table-cell>
          <table:table-cell office:value-type="float" office:value="0.01164205" calcext:value-type="float">
            <text:p>0.01164205</text:p>
          </table:table-cell>
          <table:table-cell office:value-type="float" office:value="0.00009023" calcext:value-type="float">
            <text:p>9.023E-05</text:p>
          </table:table-cell>
          <table:table-cell office:value-type="float" office:value="0.92544681" calcext:value-type="float">
            <text:p>0.92544681</text:p>
          </table:table-cell>
          <table:table-cell office:value-type="float" office:value="0.06282091" calcext:value-type="float">
            <text:p>0.062820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5728864" calcext:value-type="float">
            <text:p>0.95728864</text:p>
          </table:table-cell>
          <table:table-cell office:value-type="float" office:value="0.00307538" calcext:value-type="float">
            <text:p>0.00307538</text:p>
          </table:table-cell>
          <table:table-cell office:value-type="float" office:value="0.01284825" calcext:value-type="float">
            <text:p>0.01284825</text:p>
          </table:table-cell>
          <table:table-cell office:value-type="float" office:value="0.02678773" calcext:value-type="float">
            <text:p>0.02678773</text:p>
          </table:table-cell>
          <table:table-cell office:value-type="float" office:value="0.01004475" calcext:value-type="float">
            <text:p>0.01004475</text:p>
          </table:table-cell>
          <table:table-cell office:value-type="float" office:value="0.93517119" calcext:value-type="float">
            <text:p>0.93517119</text:p>
          </table:table-cell>
          <table:table-cell office:value-type="float" office:value="0.00002169" calcext:value-type="float">
            <text:p>2.169E-05</text:p>
          </table:table-cell>
          <table:table-cell office:value-type="float" office:value="0.05476237" calcext:value-type="float">
            <text:p>0.05476237</text:p>
          </table:table-cell>
          <table:table-cell office:value-type="float" office:value="0.0107281" calcext:value-type="float">
            <text:p>0.0107281</text:p>
          </table:table-cell>
          <table:table-cell office:value-type="float" office:value="0.00008562" calcext:value-type="float">
            <text:p>8.562E-05</text:p>
          </table:table-cell>
          <table:table-cell office:value-type="float" office:value="0.92550302" calcext:value-type="float">
            <text:p>0.92550302</text:p>
          </table:table-cell>
          <table:table-cell office:value-type="float" office:value="0.06368326" calcext:value-type="float">
            <text:p>0.0636832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5353197" calcext:value-type="float">
            <text:p>0.95353197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1386474" calcext:value-type="float">
            <text:p>0.01386474</text:p>
          </table:table-cell>
          <table:table-cell office:value-type="float" office:value="0.02944629" calcext:value-type="float">
            <text:p>0.02944629</text:p>
          </table:table-cell>
          <table:table-cell office:value-type="float" office:value="0.00971189" calcext:value-type="float">
            <text:p>0.00971189</text:p>
          </table:table-cell>
          <table:table-cell office:value-type="float" office:value="0.93183356" calcext:value-type="float">
            <text:p>0.93183356</text:p>
          </table:table-cell>
          <table:table-cell office:value-type="float" office:value="0.00002272" calcext:value-type="float">
            <text:p>2.272E-05</text:p>
          </table:table-cell>
          <table:table-cell office:value-type="float" office:value="0.05843183" calcext:value-type="float">
            <text:p>0.05843183</text:p>
          </table:table-cell>
          <table:table-cell office:value-type="float" office:value="0.00989902" calcext:value-type="float">
            <text:p>0.00989902</text:p>
          </table:table-cell>
          <table:table-cell office:value-type="float" office:value="0.00008142" calcext:value-type="float">
            <text:p>8.142E-05</text:p>
          </table:table-cell>
          <table:table-cell office:value-type="float" office:value="0.92517154" calcext:value-type="float">
            <text:p>0.92517154</text:p>
          </table:table-cell>
          <table:table-cell office:value-type="float" office:value="0.06484803" calcext:value-type="float">
            <text:p>0.064848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4937191" calcext:value-type="float">
            <text:p>0.94937191</text:p>
          </table:table-cell>
          <table:table-cell office:value-type="float" office:value="0.00324205" calcext:value-type="float">
            <text:p>0.00324205</text:p>
          </table:table-cell>
          <table:table-cell office:value-type="float" office:value="0.014929" calcext:value-type="float">
            <text:p>0.014929</text:p>
          </table:table-cell>
          <table:table-cell office:value-type="float" office:value="0.03245704" calcext:value-type="float">
            <text:p>0.03245704</text:p>
          </table:table-cell>
          <table:table-cell office:value-type="float" office:value="0.00937843" calcext:value-type="float">
            <text:p>0.00937843</text:p>
          </table:table-cell>
          <table:table-cell office:value-type="float" office:value="0.92813051" calcext:value-type="float">
            <text:p>0.92813051</text:p>
          </table:table-cell>
          <table:table-cell office:value-type="float" office:value="0.00002373" calcext:value-type="float">
            <text:p>2.373E-05</text:p>
          </table:table-cell>
          <table:table-cell office:value-type="float" office:value="0.06246733" calcext:value-type="float">
            <text:p>0.06246733</text:p>
          </table:table-cell>
          <table:table-cell office:value-type="float" office:value="0.00914605" calcext:value-type="float">
            <text:p>0.00914605</text:p>
          </table:table-cell>
          <table:table-cell office:value-type="float" office:value="0.00007759" calcext:value-type="float">
            <text:p>7.759E-05</text:p>
          </table:table-cell>
          <table:table-cell office:value-type="float" office:value="0.92444557" calcext:value-type="float">
            <text:p>0.92444557</text:p>
          </table:table-cell>
          <table:table-cell office:value-type="float" office:value="0.0663308" calcext:value-type="float">
            <text:p>0.06633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4475936" calcext:value-type="float">
            <text:p>0.94475936</text:p>
          </table:table-cell>
          <table:table-cell office:value-type="float" office:value="0.00333051" calcext:value-type="float">
            <text:p>0.00333051</text:p>
          </table:table-cell>
          <table:table-cell office:value-type="float" office:value="0.01603894" calcext:value-type="float">
            <text:p>0.01603894</text:p>
          </table:table-cell>
          <table:table-cell office:value-type="float" office:value="0.03587119" calcext:value-type="float">
            <text:p>0.03587119</text:p>
          </table:table-cell>
          <table:table-cell office:value-type="float" office:value="0.00904477" calcext:value-type="float">
            <text:p>0.00904477</text:p>
          </table:table-cell>
          <table:table-cell office:value-type="float" office:value="0.92402338" calcext:value-type="float">
            <text:p>0.92402338</text:p>
          </table:table-cell>
          <table:table-cell office:value-type="float" office:value="0.00002471" calcext:value-type="float">
            <text:p>2.471E-05</text:p>
          </table:table-cell>
          <table:table-cell office:value-type="float" office:value="0.06690714" calcext:value-type="float">
            <text:p>0.06690714</text:p>
          </table:table-cell>
          <table:table-cell office:value-type="float" office:value="0.00846137" calcext:value-type="float">
            <text:p>0.00846137</text:p>
          </table:table-cell>
          <table:table-cell office:value-type="float" office:value="0.0000741" calcext:value-type="float">
            <text:p>7.41E-05</text:p>
          </table:table-cell>
          <table:table-cell office:value-type="float" office:value="0.92331315" calcext:value-type="float">
            <text:p>0.92331315</text:p>
          </table:table-cell>
          <table:table-cell office:value-type="float" office:value="0.06815138" calcext:value-type="float">
            <text:p>0.0681513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3963832" calcext:value-type="float">
            <text:p>0.93963832</text:p>
          </table:table-cell>
          <table:table-cell office:value-type="float" office:value="0.00342231" calcext:value-type="float">
            <text:p>0.00342231</text:p>
          </table:table-cell>
          <table:table-cell office:value-type="float" office:value="0.01719167" calcext:value-type="float">
            <text:p>0.01719167</text:p>
          </table:table-cell>
          <table:table-cell office:value-type="float" office:value="0.03974771" calcext:value-type="float">
            <text:p>0.03974771</text:p>
          </table:table-cell>
          <table:table-cell office:value-type="float" office:value="0.00871131" calcext:value-type="float">
            <text:p>0.00871131</text:p>
          </table:table-cell>
          <table:table-cell office:value-type="float" office:value="0.91946953" calcext:value-type="float">
            <text:p>0.91946953</text:p>
          </table:table-cell>
          <table:table-cell office:value-type="float" office:value="0.00002565" calcext:value-type="float">
            <text:p>2.565E-05</text:p>
          </table:table-cell>
          <table:table-cell office:value-type="float" office:value="0.07179351" calcext:value-type="float">
            <text:p>0.07179351</text:p>
          </table:table-cell>
          <table:table-cell office:value-type="float" office:value="0.007838" calcext:value-type="float">
            <text:p>0.007838</text:p>
          </table:table-cell>
          <table:table-cell office:value-type="float" office:value="0.00007092" calcext:value-type="float">
            <text:p>7.092E-05</text:p>
          </table:table-cell>
          <table:table-cell office:value-type="float" office:value="0.92175696" calcext:value-type="float">
            <text:p>0.92175696</text:p>
          </table:table-cell>
          <table:table-cell office:value-type="float" office:value="0.07033413" calcext:value-type="float">
            <text:p>0.070334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3394495" calcext:value-type="float">
            <text:p>0.93394495</text:p>
          </table:table-cell>
          <table:table-cell office:value-type="float" office:value="0.0035173" calcext:value-type="float">
            <text:p>0.0035173</text:p>
          </table:table-cell>
          <table:table-cell office:value-type="float" office:value="0.01838331" calcext:value-type="float">
            <text:p>0.01838331</text:p>
          </table:table-cell>
          <table:table-cell office:value-type="float" office:value="0.04415443" calcext:value-type="float">
            <text:p>0.04415443</text:p>
          </table:table-cell>
          <table:table-cell office:value-type="float" office:value="0.00837842" calcext:value-type="float">
            <text:p>0.00837842</text:p>
          </table:table-cell>
          <table:table-cell office:value-type="float" office:value="0.91442198" calcext:value-type="float">
            <text:p>0.91442198</text:p>
          </table:table-cell>
          <table:table-cell office:value-type="float" office:value="0.00002654" calcext:value-type="float">
            <text:p>2.654E-05</text:p>
          </table:table-cell>
          <table:table-cell office:value-type="float" office:value="0.07717306" calcext:value-type="float">
            <text:p>0.07717306</text:p>
          </table:table-cell>
          <table:table-cell office:value-type="float" office:value="0.00726968" calcext:value-type="float">
            <text:p>0.00726968</text:p>
          </table:table-cell>
          <table:table-cell office:value-type="float" office:value="0.00006801" calcext:value-type="float">
            <text:p>6.801E-05</text:p>
          </table:table-cell>
          <table:table-cell office:value-type="float" office:value="0.91975389" calcext:value-type="float">
            <text:p>0.91975389</text:p>
          </table:table-cell>
          <table:table-cell office:value-type="float" office:value="0.07290842" calcext:value-type="float">
            <text:p>0.072908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760655" calcext:value-type="float">
            <text:p>0.92760655</text:p>
          </table:table-cell>
          <table:table-cell office:value-type="float" office:value="0.0036153" calcext:value-type="float">
            <text:p>0.0036153</text:p>
          </table:table-cell>
          <table:table-cell office:value-type="float" office:value="0.01960893" calcext:value-type="float">
            <text:p>0.01960893</text:p>
          </table:table-cell>
          <table:table-cell office:value-type="float" office:value="0.04916921" calcext:value-type="float">
            <text:p>0.04916921</text:p>
          </table:table-cell>
          <table:table-cell office:value-type="float" office:value="0.00804647" calcext:value-type="float">
            <text:p>0.00804647</text:p>
          </table:table-cell>
          <table:table-cell office:value-type="float" office:value="0.90882916" calcext:value-type="float">
            <text:p>0.90882916</text:p>
          </table:table-cell>
          <table:table-cell office:value-type="float" office:value="0.00002737" calcext:value-type="float">
            <text:p>2.737E-05</text:p>
          </table:table-cell>
          <table:table-cell office:value-type="float" office:value="0.08309699" calcext:value-type="float">
            <text:p>0.08309699</text:p>
          </table:table-cell>
          <table:table-cell office:value-type="float" office:value="0.0067508" calcext:value-type="float">
            <text:p>0.0067508</text:p>
          </table:table-cell>
          <table:table-cell office:value-type="float" office:value="0.00006536" calcext:value-type="float">
            <text:p>6.536E-05</text:p>
          </table:table-cell>
          <table:table-cell office:value-type="float" office:value="0.91727467" calcext:value-type="float">
            <text:p>0.91727467</text:p>
          </table:table-cell>
          <table:table-cell office:value-type="float" office:value="0.07590916" calcext:value-type="float">
            <text:p>0.075909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054043" calcext:value-type="float">
            <text:p>0.92054043</text:p>
          </table:table-cell>
          <table:table-cell office:value-type="float" office:value="0.00371602" calcext:value-type="float">
            <text:p>0.00371602</text:p>
          </table:table-cell>
          <table:table-cell office:value-type="float" office:value="0.02086235" calcext:value-type="float">
            <text:p>0.02086235</text:p>
          </table:table-cell>
          <table:table-cell office:value-type="float" office:value="0.0548812" calcext:value-type="float">
            <text:p>0.0548812</text:p>
          </table:table-cell>
          <table:table-cell office:value-type="float" office:value="0.0077158" calcext:value-type="float">
            <text:p>0.0077158</text:p>
          </table:table-cell>
          <table:table-cell office:value-type="float" office:value="0.90263464" calcext:value-type="float">
            <text:p>0.90263464</text:p>
          </table:table-cell>
          <table:table-cell office:value-type="float" office:value="0.00002814" calcext:value-type="float">
            <text:p>2.814E-05</text:p>
          </table:table-cell>
          <table:table-cell office:value-type="float" office:value="0.08962143" calcext:value-type="float">
            <text:p>0.08962143</text:p>
          </table:table-cell>
          <table:table-cell office:value-type="float" office:value="0.00627634" calcext:value-type="float">
            <text:p>0.00627634</text:p>
          </table:table-cell>
          <table:table-cell office:value-type="float" office:value="0.00006294" calcext:value-type="float">
            <text:p>6.294E-05</text:p>
          </table:table-cell>
          <table:table-cell office:value-type="float" office:value="0.91428335" calcext:value-type="float">
            <text:p>0.91428335</text:p>
          </table:table-cell>
          <table:table-cell office:value-type="float" office:value="0.07937736" calcext:value-type="float">
            <text:p>0.079377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265287" calcext:value-type="float">
            <text:p>0.91265287</text:p>
          </table:table-cell>
          <table:table-cell office:value-type="float" office:value="0.00381907" calcext:value-type="float">
            <text:p>0.00381907</text:p>
          </table:table-cell>
          <table:table-cell office:value-type="float" office:value="0.02213597" calcext:value-type="float">
            <text:p>0.02213597</text:p>
          </table:table-cell>
          <table:table-cell office:value-type="float" office:value="0.06139209" calcext:value-type="float">
            <text:p>0.06139209</text:p>
          </table:table-cell>
          <table:table-cell office:value-type="float" office:value="0.00738673" calcext:value-type="float">
            <text:p>0.00738673</text:p>
          </table:table-cell>
          <table:table-cell office:value-type="float" office:value="0.89577687" calcext:value-type="float">
            <text:p>0.89577687</text:p>
          </table:table-cell>
          <table:table-cell office:value-type="float" office:value="0.00002883" calcext:value-type="float">
            <text:p>2.883E-05</text:p>
          </table:table-cell>
          <table:table-cell office:value-type="float" office:value="0.09680757" calcext:value-type="float">
            <text:p>0.09680757</text:p>
          </table:table-cell>
          <table:table-cell office:value-type="float" office:value="0.00584179" calcext:value-type="float">
            <text:p>0.00584179</text:p>
          </table:table-cell>
          <table:table-cell office:value-type="float" office:value="0.00006073" calcext:value-type="float">
            <text:p>6.073E-05</text:p>
          </table:table-cell>
          <table:table-cell office:value-type="float" office:value="0.91073664" calcext:value-type="float">
            <text:p>0.91073664</text:p>
          </table:table-cell>
          <table:table-cell office:value-type="float" office:value="0.08336084" calcext:value-type="float">
            <text:p>0.083360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0383804" calcext:value-type="float">
            <text:p>0.90383804</text:p>
          </table:table-cell>
          <table:table-cell office:value-type="float" office:value="0.00392393" calcext:value-type="float">
            <text:p>0.00392393</text:p>
          </table:table-cell>
          <table:table-cell office:value-type="float" office:value="0.02342064" calcext:value-type="float">
            <text:p>0.02342064</text:p>
          </table:table-cell>
          <table:table-cell office:value-type="float" office:value="0.0688174" calcext:value-type="float">
            <text:p>0.0688174</text:p>
          </table:table-cell>
          <table:table-cell office:value-type="float" office:value="0.00705959" calcext:value-type="float">
            <text:p>0.00705959</text:p>
          </table:table-cell>
          <table:table-cell office:value-type="float" office:value="0.88818912" calcext:value-type="float">
            <text:p>0.88818912</text:p>
          </table:table-cell>
          <table:table-cell office:value-type="float" office:value="0.00002944" calcext:value-type="float">
            <text:p>2.944E-05</text:p>
          </table:table-cell>
          <table:table-cell office:value-type="float" office:value="0.10472186" calcext:value-type="float">
            <text:p>0.10472186</text:p>
          </table:table-cell>
          <table:table-cell office:value-type="float" office:value="0.00544309" calcext:value-type="float">
            <text:p>0.00544309</text:p>
          </table:table-cell>
          <table:table-cell office:value-type="float" office:value="0.0000587" calcext:value-type="float">
            <text:p>5.87E-05</text:p>
          </table:table-cell>
          <table:table-cell office:value-type="float" office:value="0.90658326" calcext:value-type="float">
            <text:p>0.90658326</text:p>
          </table:table-cell>
          <table:table-cell office:value-type="float" office:value="0.08791494" calcext:value-type="float">
            <text:p>0.087914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9397709" calcext:value-type="float">
            <text:p>0.89397709</text:p>
          </table:table-cell>
          <table:table-cell office:value-type="float" office:value="0.00402993" calcext:value-type="float">
            <text:p>0.00402993</text:p>
          </table:table-cell>
          <table:table-cell office:value-type="float" office:value="0.02470541" calcext:value-type="float">
            <text:p>0.02470541</text:p>
          </table:table-cell>
          <table:table-cell office:value-type="float" office:value="0.07728757" calcext:value-type="float">
            <text:p>0.07728757</text:p>
          </table:table-cell>
          <table:table-cell office:value-type="float" office:value="0.00673468" calcext:value-type="float">
            <text:p>0.00673468</text:p>
          </table:table-cell>
          <table:table-cell office:value-type="float" office:value="0.8797994" calcext:value-type="float">
            <text:p>0.8797994</text:p>
          </table:table-cell>
          <table:table-cell office:value-type="float" office:value="0.00002995" calcext:value-type="float">
            <text:p>2.995E-05</text:p>
          </table:table-cell>
          <table:table-cell office:value-type="float" office:value="0.11343597" calcext:value-type="float">
            <text:p>0.11343597</text:p>
          </table:table-cell>
          <table:table-cell office:value-type="float" office:value="0.0050766" calcext:value-type="float">
            <text:p>0.0050766</text:p>
          </table:table-cell>
          <table:table-cell office:value-type="float" office:value="0.00005685" calcext:value-type="float">
            <text:p>5.685E-05</text:p>
          </table:table-cell>
          <table:table-cell office:value-type="float" office:value="0.90176314" calcext:value-type="float">
            <text:p>0.90176314</text:p>
          </table:table-cell>
          <table:table-cell office:value-type="float" office:value="0.09310341" calcext:value-type="float">
            <text:p>0.093103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293755" calcext:value-type="float">
            <text:p>0.88293755</text:p>
          </table:table-cell>
          <table:table-cell office:value-type="float" office:value="0.00413622" calcext:value-type="float">
            <text:p>0.00413622</text:p>
          </table:table-cell>
          <table:table-cell office:value-type="float" office:value="0.02597741" calcext:value-type="float">
            <text:p>0.02597741</text:p>
          </table:table-cell>
          <table:table-cell office:value-type="float" office:value="0.08694883" calcext:value-type="float">
            <text:p>0.08694883</text:p>
          </table:table-cell>
          <table:table-cell office:value-type="float" office:value="0.00641232" calcext:value-type="float">
            <text:p>0.00641232</text:p>
          </table:table-cell>
          <table:table-cell office:value-type="float" office:value="0.87053066" calcext:value-type="float">
            <text:p>0.87053066</text:p>
          </table:table-cell>
          <table:table-cell office:value-type="float" office:value="0.00003036" calcext:value-type="float">
            <text:p>3.036E-05</text:p>
          </table:table-cell>
          <table:table-cell office:value-type="float" office:value="0.12302666" calcext:value-type="float">
            <text:p>0.12302666</text:p>
          </table:table-cell>
          <table:table-cell office:value-type="float" office:value="0.00473902" calcext:value-type="float">
            <text:p>0.00473902</text:p>
          </table:table-cell>
          <table:table-cell office:value-type="float" office:value="0.00005515" calcext:value-type="float">
            <text:p>5.515E-05</text:p>
          </table:table-cell>
          <table:table-cell office:value-type="float" office:value="0.89620664" calcext:value-type="float">
            <text:p>0.89620664</text:p>
          </table:table-cell>
          <table:table-cell office:value-type="float" office:value="0.09899919" calcext:value-type="float">
            <text:p>0.098999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7057316" calcext:value-type="float">
            <text:p>0.87057316</text:p>
          </table:table-cell>
          <table:table-cell office:value-type="float" office:value="0.00424173" calcext:value-type="float">
            <text:p>0.00424173</text:p>
          </table:table-cell>
          <table:table-cell office:value-type="float" office:value="0.0272216" calcext:value-type="float">
            <text:p>0.0272216</text:p>
          </table:table-cell>
          <table:table-cell office:value-type="float" office:value="0.09796351" calcext:value-type="float">
            <text:p>0.09796351</text:p>
          </table:table-cell>
          <table:table-cell office:value-type="float" office:value="0.0060928" calcext:value-type="float">
            <text:p>0.0060928</text:p>
          </table:table-cell>
          <table:table-cell office:value-type="float" office:value="0.86030114" calcext:value-type="float">
            <text:p>0.86030114</text:p>
          </table:table-cell>
          <table:table-cell office:value-type="float" office:value="0.00003066" calcext:value-type="float">
            <text:p>3.066E-05</text:p>
          </table:table-cell>
          <table:table-cell office:value-type="float" office:value="0.1335754" calcext:value-type="float">
            <text:p>0.1335754</text:p>
          </table:table-cell>
          <table:table-cell office:value-type="float" office:value="0.00442738" calcext:value-type="float">
            <text:p>0.00442738</text:p>
          </table:table-cell>
          <table:table-cell office:value-type="float" office:value="0.00005359" calcext:value-type="float">
            <text:p>5.359E-05</text:p>
          </table:table-cell>
          <table:table-cell office:value-type="float" office:value="0.88983362" calcext:value-type="float">
            <text:p>0.88983362</text:p>
          </table:table-cell>
          <table:table-cell office:value-type="float" office:value="0.10568542" calcext:value-type="float">
            <text:p>0.105685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5672448" calcext:value-type="float">
            <text:p>0.85672448</text:p>
          </table:table-cell>
          <table:table-cell office:value-type="float" office:value="0.00434516" calcext:value-type="float">
            <text:p>0.00434516</text:p>
          </table:table-cell>
          <table:table-cell office:value-type="float" office:value="0.02842068" calcext:value-type="float">
            <text:p>0.02842068</text:p>
          </table:table-cell>
          <table:table-cell office:value-type="float" office:value="0.11050968" calcext:value-type="float">
            <text:p>0.11050968</text:p>
          </table:table-cell>
          <table:table-cell office:value-type="float" office:value="0.00577644" calcext:value-type="float">
            <text:p>0.00577644</text:p>
          </table:table-cell>
          <table:table-cell office:value-type="float" office:value="0.84902498" calcext:value-type="float">
            <text:p>0.84902498</text:p>
          </table:table-cell>
          <table:table-cell office:value-type="float" office:value="0.00003083" calcext:value-type="float">
            <text:p>3.083E-05</text:p>
          </table:table-cell>
          <table:table-cell office:value-type="float" office:value="0.14516774" calcext:value-type="float">
            <text:p>0.14516774</text:p>
          </table:table-cell>
          <table:table-cell office:value-type="float" office:value="0.00413898" calcext:value-type="float">
            <text:p>0.00413898</text:p>
          </table:table-cell>
          <table:table-cell office:value-type="float" office:value="0.00005215" calcext:value-type="float">
            <text:p>5.215E-05</text:p>
          </table:table-cell>
          <table:table-cell office:value-type="float" office:value="0.88255267" calcext:value-type="float">
            <text:p>0.88255267</text:p>
          </table:table-cell>
          <table:table-cell office:value-type="float" office:value="0.1132562" calcext:value-type="float">
            <text:p>0.11325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4122044" calcext:value-type="float">
            <text:p>0.84122044</text:p>
          </table:table-cell>
          <table:table-cell office:value-type="float" office:value="0.00444491" calcext:value-type="float">
            <text:p>0.00444491</text:p>
          </table:table-cell>
          <table:table-cell office:value-type="float" office:value="0.02955498" calcext:value-type="float">
            <text:p>0.02955498</text:p>
          </table:table-cell>
          <table:table-cell office:value-type="float" office:value="0.12477968" calcext:value-type="float">
            <text:p>0.12477968</text:p>
          </table:table-cell>
          <table:table-cell office:value-type="float" office:value="0.00546357" calcext:value-type="float">
            <text:p>0.00546357</text:p>
          </table:table-cell>
          <table:table-cell office:value-type="float" office:value="0.83661328" calcext:value-type="float">
            <text:p>0.83661328</text:p>
          </table:table-cell>
          <table:table-cell office:value-type="float" office:value="0.00003089" calcext:value-type="float">
            <text:p>3.089E-05</text:p>
          </table:table-cell>
          <table:table-cell office:value-type="float" office:value="0.15789226" calcext:value-type="float">
            <text:p>0.15789226</text:p>
          </table:table-cell>
          <table:table-cell office:value-type="float" office:value="0.00387138" calcext:value-type="float">
            <text:p>0.00387138</text:p>
          </table:table-cell>
          <table:table-cell office:value-type="float" office:value="0.00005082" calcext:value-type="float">
            <text:p>5.082E-05</text:p>
          </table:table-cell>
          <table:table-cell office:value-type="float" office:value="0.87426034" calcext:value-type="float">
            <text:p>0.87426034</text:p>
          </table:table-cell>
          <table:table-cell office:value-type="float" office:value="0.12181746" calcext:value-type="float">
            <text:p>0.1218174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2388145" calcext:value-type="float">
            <text:p>0.82388145</text:p>
          </table:table-cell>
          <table:table-cell office:value-type="float" office:value="0.00453908" calcext:value-type="float">
            <text:p>0.00453908</text:p>
          </table:table-cell>
          <table:table-cell office:value-type="float" office:value="0.0306024" calcext:value-type="float">
            <text:p>0.0306024</text:p>
          </table:table-cell>
          <table:table-cell office:value-type="float" office:value="0.14097707" calcext:value-type="float">
            <text:p>0.14097707</text:p>
          </table:table-cell>
          <table:table-cell office:value-type="float" office:value="0.00515452" calcext:value-type="float">
            <text:p>0.00515452</text:p>
          </table:table-cell>
          <table:table-cell office:value-type="float" office:value="0.82297548" calcext:value-type="float">
            <text:p>0.82297548</text:p>
          </table:table-cell>
          <table:table-cell office:value-type="float" office:value="0.00003081" calcext:value-type="float">
            <text:p>3.081E-05</text:p>
          </table:table-cell>
          <table:table-cell office:value-type="float" office:value="0.1718392" calcext:value-type="float">
            <text:p>0.1718392</text:p>
          </table:table-cell>
          <table:table-cell office:value-type="float" office:value="0.00362236" calcext:value-type="float">
            <text:p>0.00362236</text:p>
          </table:table-cell>
          <table:table-cell office:value-type="float" office:value="0.00004958" calcext:value-type="float">
            <text:p>4.958E-05</text:p>
          </table:table-cell>
          <table:table-cell office:value-type="float" office:value="0.86484054" calcext:value-type="float">
            <text:p>0.86484054</text:p>
          </table:table-cell>
          <table:table-cell office:value-type="float" office:value="0.13148753" calcext:value-type="float">
            <text:p>0.131487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0452432" calcext:value-type="float">
            <text:p>0.80452432</text:p>
          </table:table-cell>
          <table:table-cell office:value-type="float" office:value="0.00462546" calcext:value-type="float">
            <text:p>0.00462546</text:p>
          </table:table-cell>
          <table:table-cell office:value-type="float" office:value="0.0315386" calcext:value-type="float">
            <text:p>0.0315386</text:p>
          </table:table-cell>
          <table:table-cell office:value-type="float" office:value="0.15931163" calcext:value-type="float">
            <text:p>0.15931163</text:p>
          </table:table-cell>
          <table:table-cell office:value-type="float" office:value="0.00484966" calcext:value-type="float">
            <text:p>0.00484966</text:p>
          </table:table-cell>
          <table:table-cell office:value-type="float" office:value="0.80802129" calcext:value-type="float">
            <text:p>0.80802129</text:p>
          </table:table-cell>
          <table:table-cell office:value-type="float" office:value="0.00003059" calcext:value-type="float">
            <text:p>3.059E-05</text:p>
          </table:table-cell>
          <table:table-cell office:value-type="float" office:value="0.18709846" calcext:value-type="float">
            <text:p>0.18709846</text:p>
          </table:table-cell>
          <table:table-cell office:value-type="float" office:value="0.00338988" calcext:value-type="float">
            <text:p>0.00338988</text:p>
          </table:table-cell>
          <table:table-cell office:value-type="float" office:value="0.00004841" calcext:value-type="float">
            <text:p>4.841E-05</text:p>
          </table:table-cell>
          <table:table-cell office:value-type="float" office:value="0.85416431" calcext:value-type="float">
            <text:p>0.85416431</text:p>
          </table:table-cell>
          <table:table-cell office:value-type="float" office:value="0.14239739" calcext:value-type="float">
            <text:p>0.142397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8296956" calcext:value-type="float">
            <text:p>0.78296956</text:p>
          </table:table-cell>
          <table:table-cell office:value-type="float" office:value="0.00470148" calcext:value-type="float">
            <text:p>0.00470148</text:p>
          </table:table-cell>
          <table:table-cell office:value-type="float" office:value="0.03233724" calcext:value-type="float">
            <text:p>0.03233724</text:p>
          </table:table-cell>
          <table:table-cell office:value-type="float" office:value="0.17999171" calcext:value-type="float">
            <text:p>0.17999171</text:p>
          </table:table-cell>
          <table:table-cell office:value-type="float" office:value="0.00454941" calcext:value-type="float">
            <text:p>0.00454941</text:p>
          </table:table-cell>
          <table:table-cell office:value-type="float" office:value="0.79166325" calcext:value-type="float">
            <text:p>0.79166325</text:p>
          </table:table-cell>
          <table:table-cell office:value-type="float" office:value="0.00003023" calcext:value-type="float">
            <text:p>3.023E-05</text:p>
          </table:table-cell>
          <table:table-cell office:value-type="float" office:value="0.2037571" calcext:value-type="float">
            <text:p>0.2037571</text:p>
          </table:table-cell>
          <table:table-cell office:value-type="float" office:value="0.0031721" calcext:value-type="float">
            <text:p>0.0031721</text:p>
          </table:table-cell>
          <table:table-cell office:value-type="float" office:value="0.00004732" calcext:value-type="float">
            <text:p>4.732E-05</text:p>
          </table:table-cell>
          <table:table-cell office:value-type="float" office:value="0.8420901" calcext:value-type="float">
            <text:p>0.8420901</text:p>
          </table:table-cell>
          <table:table-cell office:value-type="float" office:value="0.15469049" calcext:value-type="float">
            <text:p>0.154690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5905144" calcext:value-type="float">
            <text:p>0.75905144</text:p>
          </table:table-cell>
          <table:table-cell office:value-type="float" office:value="0.00476429" calcext:value-type="float">
            <text:p>0.00476429</text:p>
          </table:table-cell>
          <table:table-cell office:value-type="float" office:value="0.03297059" calcext:value-type="float">
            <text:p>0.03297059</text:p>
          </table:table-cell>
          <table:table-cell office:value-type="float" office:value="0.20321369" calcext:value-type="float">
            <text:p>0.20321369</text:p>
          </table:table-cell>
          <table:table-cell office:value-type="float" office:value="0.0042542" calcext:value-type="float">
            <text:p>0.0042542</text:p>
          </table:table-cell>
          <table:table-cell office:value-type="float" office:value="0.77381988" calcext:value-type="float">
            <text:p>0.77381988</text:p>
          </table:table-cell>
          <table:table-cell office:value-type="float" office:value="0.00002973" calcext:value-type="float">
            <text:p>2.973E-05</text:p>
          </table:table-cell>
          <table:table-cell office:value-type="float" office:value="0.22189618" calcext:value-type="float">
            <text:p>0.22189618</text:p>
          </table:table-cell>
          <table:table-cell office:value-type="float" office:value="0.00296732" calcext:value-type="float">
            <text:p>0.00296732</text:p>
          </table:table-cell>
          <table:table-cell office:value-type="float" office:value="0.00004627" calcext:value-type="float">
            <text:p>4.627E-05</text:p>
          </table:table-cell>
          <table:table-cell office:value-type="float" office:value="0.82846471" calcext:value-type="float">
            <text:p>0.82846471</text:p>
          </table:table-cell>
          <table:table-cell office:value-type="float" office:value="0.1685217" calcext:value-type="float">
            <text:p>0.16852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32631" calcext:value-type="float">
            <text:p>0.732631</text:p>
          </table:table-cell>
          <table:table-cell office:value-type="float" office:value="0.00481072" calcext:value-type="float">
            <text:p>0.00481072</text:p>
          </table:table-cell>
          <table:table-cell office:value-type="float" office:value="0.03341032" calcext:value-type="float">
            <text:p>0.03341032</text:p>
          </table:table-cell>
          <table:table-cell office:value-type="float" office:value="0.22914796" calcext:value-type="float">
            <text:p>0.22914796</text:p>
          </table:table-cell>
          <table:table-cell office:value-type="float" office:value="0.00396454" calcext:value-type="float">
            <text:p>0.00396454</text:p>
          </table:table-cell>
          <table:table-cell office:value-type="float" office:value="0.7544195" calcext:value-type="float">
            <text:p>0.7544195</text:p>
          </table:table-cell>
          <table:table-cell office:value-type="float" office:value="0.00002909" calcext:value-type="float">
            <text:p>2.909E-05</text:p>
          </table:table-cell>
          <table:table-cell office:value-type="float" office:value="0.24158687" calcext:value-type="float">
            <text:p>0.24158687</text:p>
          </table:table-cell>
          <table:table-cell office:value-type="float" office:value="0.00277401" calcext:value-type="float">
            <text:p>0.00277401</text:p>
          </table:table-cell>
          <table:table-cell office:value-type="float" office:value="0.00004525" calcext:value-type="float">
            <text:p>4.525E-05</text:p>
          </table:table-cell>
          <table:table-cell office:value-type="float" office:value="0.81312539" calcext:value-type="float">
            <text:p>0.81312539</text:p>
          </table:table-cell>
          <table:table-cell office:value-type="float" office:value="0.18405535" calcext:value-type="float">
            <text:p>0.1840553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0361212" calcext:value-type="float">
            <text:p>0.70361212</text:p>
          </table:table-cell>
          <table:table-cell office:value-type="float" office:value="0.00483748" calcext:value-type="float">
            <text:p>0.00483748</text:p>
          </table:table-cell>
          <table:table-cell office:value-type="float" office:value="0.03362877" calcext:value-type="float">
            <text:p>0.03362877</text:p>
          </table:table-cell>
          <table:table-cell office:value-type="float" office:value="0.25792164" calcext:value-type="float">
            <text:p>0.25792164</text:p>
          </table:table-cell>
          <table:table-cell office:value-type="float" office:value="0.00368097" calcext:value-type="float">
            <text:p>0.00368097</text:p>
          </table:table-cell>
          <table:table-cell office:value-type="float" office:value="0.73340474" calcext:value-type="float">
            <text:p>0.73340474</text:p>
          </table:table-cell>
          <table:table-cell office:value-type="float" office:value="0.00002831" calcext:value-type="float">
            <text:p>2.831E-05</text:p>
          </table:table-cell>
          <table:table-cell office:value-type="float" office:value="0.26288598" calcext:value-type="float">
            <text:p>0.26288598</text:p>
          </table:table-cell>
          <table:table-cell office:value-type="float" office:value="0.00259077" calcext:value-type="float">
            <text:p>0.00259077</text:p>
          </table:table-cell>
          <table:table-cell office:value-type="float" office:value="0.00004425" calcext:value-type="float">
            <text:p>4.425E-05</text:p>
          </table:table-cell>
          <table:table-cell office:value-type="float" office:value="0.79590322" calcext:value-type="float">
            <text:p>0.79590322</text:p>
          </table:table-cell>
          <table:table-cell office:value-type="float" office:value="0.20146176" calcext:value-type="float">
            <text:p>0.201461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195981" calcext:value-type="float">
            <text:p>0.67195981</text:p>
          </table:table-cell>
          <table:table-cell office:value-type="float" office:value="0.00484118" calcext:value-type="float">
            <text:p>0.00484118</text:p>
          </table:table-cell>
          <table:table-cell office:value-type="float" office:value="0.0336005" calcext:value-type="float">
            <text:p>0.0336005</text:p>
          </table:table-cell>
          <table:table-cell office:value-type="float" office:value="0.28959852" calcext:value-type="float">
            <text:p>0.28959852</text:p>
          </table:table-cell>
          <table:table-cell office:value-type="float" office:value="0.00340413" calcext:value-type="float">
            <text:p>0.00340413</text:p>
          </table:table-cell>
          <table:table-cell office:value-type="float" office:value="0.71073762" calcext:value-type="float">
            <text:p>0.71073762</text:p>
          </table:table-cell>
          <table:table-cell office:value-type="float" office:value="0.00002739" calcext:value-type="float">
            <text:p>2.739E-05</text:p>
          </table:table-cell>
          <table:table-cell office:value-type="float" office:value="0.28583086" calcext:value-type="float">
            <text:p>0.28583086</text:p>
          </table:table-cell>
          <table:table-cell office:value-type="float" office:value="0.00241633" calcext:value-type="float">
            <text:p>0.00241633</text:p>
          </table:table-cell>
          <table:table-cell office:value-type="float" office:value="0.00004325" calcext:value-type="float">
            <text:p>4.325E-05</text:p>
          </table:table-cell>
          <table:table-cell office:value-type="float" office:value="0.77662837" calcext:value-type="float">
            <text:p>0.77662837</text:p>
          </table:table-cell>
          <table:table-cell office:value-type="float" office:value="0.22091205" calcext:value-type="float">
            <text:p>0.220912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3771958" calcext:value-type="float">
            <text:p>0.63771958</text:p>
          </table:table-cell>
          <table:table-cell office:value-type="float" office:value="0.00481861" calcext:value-type="float">
            <text:p>0.00481861</text:p>
          </table:table-cell>
          <table:table-cell office:value-type="float" office:value="0.03330423" calcext:value-type="float">
            <text:p>0.03330423</text:p>
          </table:table-cell>
          <table:table-cell office:value-type="float" office:value="0.32415757" calcext:value-type="float">
            <text:p>0.32415757</text:p>
          </table:table-cell>
          <table:table-cell office:value-type="float" office:value="0.00313467" calcext:value-type="float">
            <text:p>0.00313467</text:p>
          </table:table-cell>
          <table:table-cell office:value-type="float" office:value="0.68640506" calcext:value-type="float">
            <text:p>0.68640506</text:p>
          </table:table-cell>
          <table:table-cell office:value-type="float" office:value="0.00002634" calcext:value-type="float">
            <text:p>2.634E-05</text:p>
          </table:table-cell>
          <table:table-cell office:value-type="float" office:value="0.31043393" calcext:value-type="float">
            <text:p>0.31043393</text:p>
          </table:table-cell>
          <table:table-cell office:value-type="float" office:value="0.00224959" calcext:value-type="float">
            <text:p>0.00224959</text:p>
          </table:table-cell>
          <table:table-cell office:value-type="float" office:value="0.00004223" calcext:value-type="float">
            <text:p>4.223E-05</text:p>
          </table:table-cell>
          <table:table-cell office:value-type="float" office:value="0.75513751" calcext:value-type="float">
            <text:p>0.75513751</text:p>
          </table:table-cell>
          <table:table-cell office:value-type="float" office:value="0.24257068" calcext:value-type="float">
            <text:p>0.242570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103582" calcext:value-type="float">
            <text:p>0.60103582</text:p>
          </table:table-cell>
          <table:table-cell office:value-type="float" office:value="0.00476694" calcext:value-type="float">
            <text:p>0.00476694</text:p>
          </table:table-cell>
          <table:table-cell office:value-type="float" office:value="0.03272501" calcext:value-type="float">
            <text:p>0.03272501</text:p>
          </table:table-cell>
          <table:table-cell office:value-type="float" office:value="0.36147224" calcext:value-type="float">
            <text:p>0.36147224</text:p>
          </table:table-cell>
          <table:table-cell office:value-type="float" office:value="0.00287335" calcext:value-type="float">
            <text:p>0.00287335</text:p>
          </table:table-cell>
          <table:table-cell office:value-type="float" office:value="0.66042441" calcext:value-type="float">
            <text:p>0.66042441</text:p>
          </table:table-cell>
          <table:table-cell office:value-type="float" office:value="0.00002517" calcext:value-type="float">
            <text:p>2.517E-05</text:p>
          </table:table-cell>
          <table:table-cell office:value-type="float" office:value="0.33667706" calcext:value-type="float">
            <text:p>0.33667706</text:p>
          </table:table-cell>
          <table:table-cell office:value-type="float" office:value="0.00208955" calcext:value-type="float">
            <text:p>0.00208955</text:p>
          </table:table-cell>
          <table:table-cell office:value-type="float" office:value="0.00004117" calcext:value-type="float">
            <text:p>4.117E-05</text:p>
          </table:table-cell>
          <table:table-cell office:value-type="float" office:value="0.73128373" calcext:value-type="float">
            <text:p>0.73128373</text:p>
          </table:table-cell>
          <table:table-cell office:value-type="float" office:value="0.26658556" calcext:value-type="float">
            <text:p>0.2665855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6216609" calcext:value-type="float">
            <text:p>0.56216609</text:p>
          </table:table-cell>
          <table:table-cell office:value-type="float" office:value="0.00468395" calcext:value-type="float">
            <text:p>0.00468395</text:p>
          </table:table-cell>
          <table:table-cell office:value-type="float" office:value="0.03185637" calcext:value-type="float">
            <text:p>0.03185637</text:p>
          </table:table-cell>
          <table:table-cell office:value-type="float" office:value="0.4012936" calcext:value-type="float">
            <text:p>0.4012936</text:p>
          </table:table-cell>
          <table:table-cell office:value-type="float" office:value="0.00262094" calcext:value-type="float">
            <text:p>0.00262094</text:p>
          </table:table-cell>
          <table:table-cell office:value-type="float" office:value="0.63284892" calcext:value-type="float">
            <text:p>0.63284892</text:p>
          </table:table-cell>
          <table:table-cell office:value-type="float" office:value="0.0000239" calcext:value-type="float">
            <text:p>2.39E-05</text:p>
          </table:table-cell>
          <table:table-cell office:value-type="float" office:value="0.36450624" calcext:value-type="float">
            <text:p>0.36450624</text:p>
          </table:table-cell>
          <table:table-cell office:value-type="float" office:value="0.00193541" calcext:value-type="float">
            <text:p>0.00193541</text:p>
          </table:table-cell>
          <table:table-cell office:value-type="float" office:value="0.00004006" calcext:value-type="float">
            <text:p>4.006E-05</text:p>
          </table:table-cell>
          <table:table-cell office:value-type="float" office:value="0.70494918" calcext:value-type="float">
            <text:p>0.70494918</text:p>
          </table:table-cell>
          <table:table-cell office:value-type="float" office:value="0.29307536" calcext:value-type="float">
            <text:p>0.293075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2148829" calcext:value-type="float">
            <text:p>0.52148829</text:p>
          </table:table-cell>
          <table:table-cell office:value-type="float" office:value="0.00456838" calcext:value-type="float">
            <text:p>0.00456838</text:p>
          </table:table-cell>
          <table:table-cell office:value-type="float" office:value="0.0307023" calcext:value-type="float">
            <text:p>0.0307023</text:p>
          </table:table-cell>
          <table:table-cell office:value-type="float" office:value="0.44324103" calcext:value-type="float">
            <text:p>0.44324103</text:p>
          </table:table-cell>
          <table:table-cell office:value-type="float" office:value="0.00237826" calcext:value-type="float">
            <text:p>0.00237826</text:p>
          </table:table-cell>
          <table:table-cell office:value-type="float" office:value="0.60377228" calcext:value-type="float">
            <text:p>0.60377228</text:p>
          </table:table-cell>
          <table:table-cell office:value-type="float" office:value="0.00002253" calcext:value-type="float">
            <text:p>2.253E-05</text:p>
          </table:table-cell>
          <table:table-cell office:value-type="float" office:value="0.39382693" calcext:value-type="float">
            <text:p>0.39382693</text:p>
          </table:table-cell>
          <table:table-cell office:value-type="float" office:value="0.00178651" calcext:value-type="float">
            <text:p>0.00178651</text:p>
          </table:table-cell>
          <table:table-cell office:value-type="float" office:value="0.00003888" calcext:value-type="float">
            <text:p>3.888E-05</text:p>
          </table:table-cell>
          <table:table-cell office:value-type="float" office:value="0.67606029" calcext:value-type="float">
            <text:p>0.67606029</text:p>
          </table:table-cell>
          <table:table-cell office:value-type="float" office:value="0.32211433" calcext:value-type="float">
            <text:p>0.322114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7949728" calcext:value-type="float">
            <text:p>0.47949728</text:p>
          </table:table-cell>
          <table:table-cell office:value-type="float" office:value="0.00442014" calcext:value-type="float">
            <text:p>0.00442014</text:p>
          </table:table-cell>
          <table:table-cell office:value-type="float" office:value="0.02927855" calcext:value-type="float">
            <text:p>0.02927855</text:p>
          </table:table-cell>
          <table:table-cell office:value-type="float" office:value="0.48680402" calcext:value-type="float">
            <text:p>0.48680402</text:p>
          </table:table-cell>
          <table:table-cell office:value-type="float" office:value="0.00214615" calcext:value-type="float">
            <text:p>0.00214615</text:p>
          </table:table-cell>
          <table:table-cell office:value-type="float" office:value="0.57333196" calcext:value-type="float">
            <text:p>0.57333196</text:p>
          </table:table-cell>
          <table:table-cell office:value-type="float" office:value="0.00002109" calcext:value-type="float">
            <text:p>2.109E-05</text:p>
          </table:table-cell>
          <table:table-cell office:value-type="float" office:value="0.4245008" calcext:value-type="float">
            <text:p>0.4245008</text:p>
          </table:table-cell>
          <table:table-cell office:value-type="float" office:value="0.00164239" calcext:value-type="float">
            <text:p>0.00164239</text:p>
          </table:table-cell>
          <table:table-cell office:value-type="float" office:value="0.00003761" calcext:value-type="float">
            <text:p>3.761E-05</text:p>
          </table:table-cell>
          <table:table-cell office:value-type="float" office:value="0.64460486" calcext:value-type="float">
            <text:p>0.64460486</text:p>
          </table:table-cell>
          <table:table-cell office:value-type="float" office:value="0.35371514" calcext:value-type="float">
            <text:p>0.353715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678881" calcext:value-type="float">
            <text:p>0.43678881</text:p>
          </table:table-cell>
          <table:table-cell office:value-type="float" office:value="0.00424049" calcext:value-type="float">
            <text:p>0.00424049</text:p>
          </table:table-cell>
          <table:table-cell office:value-type="float" office:value="0.02761306" calcext:value-type="float">
            <text:p>0.02761306</text:p>
          </table:table-cell>
          <table:table-cell office:value-type="float" office:value="0.53135763" calcext:value-type="float">
            <text:p>0.53135763</text:p>
          </table:table-cell>
          <table:table-cell office:value-type="float" office:value="0.00192543" calcext:value-type="float">
            <text:p>0.00192543</text:p>
          </table:table-cell>
          <table:table-cell office:value-type="float" office:value="0.54171065" calcext:value-type="float">
            <text:p>0.54171065</text:p>
          </table:table-cell>
          <table:table-cell office:value-type="float" office:value="0.00001959" calcext:value-type="float">
            <text:p>1.959E-05</text:p>
          </table:table-cell>
          <table:table-cell office:value-type="float" office:value="0.45634434" calcext:value-type="float">
            <text:p>0.45634434</text:p>
          </table:table-cell>
          <table:table-cell office:value-type="float" office:value="0.00150278" calcext:value-type="float">
            <text:p>0.00150278</text:p>
          </table:table-cell>
          <table:table-cell office:value-type="float" office:value="0.00003624" calcext:value-type="float">
            <text:p>3.624E-05</text:p>
          </table:table-cell>
          <table:table-cell office:value-type="float" office:value="0.61064993" calcext:value-type="float">
            <text:p>0.61064993</text:p>
          </table:table-cell>
          <table:table-cell office:value-type="float" office:value="0.38781105" calcext:value-type="float">
            <text:p>0.387811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9403047" calcext:value-type="float">
            <text:p>0.39403047</text:p>
          </table:table-cell>
          <table:table-cell office:value-type="float" office:value="0.0040321" calcext:value-type="float">
            <text:p>0.0040321</text:p>
          </table:table-cell>
          <table:table-cell office:value-type="float" office:value="0.02574512" calcext:value-type="float">
            <text:p>0.02574512</text:p>
          </table:table-cell>
          <table:table-cell office:value-type="float" office:value="0.57619231" calcext:value-type="float">
            <text:p>0.57619231</text:p>
          </table:table-cell>
          <table:table-cell office:value-type="float" office:value="0.00171687" calcext:value-type="float">
            <text:p>0.00171687</text:p>
          </table:table-cell>
          <table:table-cell office:value-type="float" office:value="0.50913523" calcext:value-type="float">
            <text:p>0.50913523</text:p>
          </table:table-cell>
          <table:table-cell office:value-type="float" office:value="0.00001805" calcext:value-type="float">
            <text:p>1.805E-05</text:p>
          </table:table-cell>
          <table:table-cell office:value-type="float" office:value="0.48912986" calcext:value-type="float">
            <text:p>0.48912986</text:p>
          </table:table-cell>
          <table:table-cell office:value-type="float" office:value="0.00136762" calcext:value-type="float">
            <text:p>0.00136762</text:p>
          </table:table-cell>
          <table:table-cell office:value-type="float" office:value="0.00003477" calcext:value-type="float">
            <text:p>3.477E-05</text:p>
          </table:table-cell>
          <table:table-cell office:value-type="float" office:value="0.57435831" calcext:value-type="float">
            <text:p>0.57435831</text:p>
          </table:table-cell>
          <table:table-cell office:value-type="float" office:value="0.42423931" calcext:value-type="float">
            <text:p>0.4242393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5192182" calcext:value-type="float">
            <text:p>0.35192182</text:p>
          </table:table-cell>
          <table:table-cell office:value-type="float" office:value="0.00379897" calcext:value-type="float">
            <text:p>0.00379897</text:p>
          </table:table-cell>
          <table:table-cell office:value-type="float" office:value="0.02372335" calcext:value-type="float">
            <text:p>0.02372335</text:p>
          </table:table-cell>
          <table:table-cell office:value-type="float" office:value="0.62055586" calcext:value-type="float">
            <text:p>0.62055586</text:p>
          </table:table-cell>
          <table:table-cell office:value-type="float" office:value="0.00152116" calcext:value-type="float">
            <text:p>0.00152116</text:p>
          </table:table-cell>
          <table:table-cell office:value-type="float" office:value="0.47587295" calcext:value-type="float">
            <text:p>0.47587295</text:p>
          </table:table-cell>
          <table:table-cell office:value-type="float" office:value="0.0000165" calcext:value-type="float">
            <text:p>1.65E-05</text:p>
          </table:table-cell>
          <table:table-cell office:value-type="float" office:value="0.52258939" calcext:value-type="float">
            <text:p>0.52258939</text:p>
          </table:table-cell>
          <table:table-cell office:value-type="float" office:value="0.00123704" calcext:value-type="float">
            <text:p>0.00123704</text:p>
          </table:table-cell>
          <table:table-cell office:value-type="float" office:value="0.00003317" calcext:value-type="float">
            <text:p>3.317E-05</text:p>
          </table:table-cell>
          <table:table-cell office:value-type="float" office:value="0.53600126" calcext:value-type="float">
            <text:p>0.53600126</text:p>
          </table:table-cell>
          <table:table-cell office:value-type="float" office:value="0.46272853" calcext:value-type="float">
            <text:p>0.4627285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111482" calcext:value-type="float">
            <text:p>0.3111482</text:p>
          </table:table-cell>
          <table:table-cell office:value-type="float" office:value="0.00354624" calcext:value-type="float">
            <text:p>0.00354624</text:p>
          </table:table-cell>
          <table:table-cell office:value-type="float" office:value="0.0216025" calcext:value-type="float">
            <text:p>0.0216025</text:p>
          </table:table-cell>
          <table:table-cell office:value-type="float" office:value="0.66370306" calcext:value-type="float">
            <text:p>0.66370306</text:p>
          </table:table-cell>
          <table:table-cell office:value-type="float" office:value="0.0013389" calcext:value-type="float">
            <text:p>0.0013389</text:p>
          </table:table-cell>
          <table:table-cell office:value-type="float" office:value="0.44222467" calcext:value-type="float">
            <text:p>0.44222467</text:p>
          </table:table-cell>
          <table:table-cell office:value-type="float" office:value="0.00001496" calcext:value-type="float">
            <text:p>1.496E-05</text:p>
          </table:table-cell>
          <table:table-cell office:value-type="float" office:value="0.55642148" calcext:value-type="float">
            <text:p>0.55642148</text:p>
          </table:table-cell>
          <table:table-cell office:value-type="float" office:value="0.00111137" calcext:value-type="float">
            <text:p>0.00111137</text:p>
          </table:table-cell>
          <table:table-cell office:value-type="float" office:value="0.00003147" calcext:value-type="float">
            <text:p>3.147E-05</text:p>
          </table:table-cell>
          <table:table-cell office:value-type="float" office:value="0.49596417" calcext:value-type="float">
            <text:p>0.49596417</text:p>
          </table:table-cell>
          <table:table-cell office:value-type="float" office:value="0.50289299" calcext:value-type="float">
            <text:p>0.5028929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7233451" calcext:value-type="float">
            <text:p>0.27233451</text:p>
          </table:table-cell>
          <table:table-cell office:value-type="float" office:value="0.00327979" calcext:value-type="float">
            <text:p>0.00327979</text:p>
          </table:table-cell>
          <table:table-cell office:value-type="float" office:value="0.01943967" calcext:value-type="float">
            <text:p>0.01943967</text:p>
          </table:table-cell>
          <table:table-cell office:value-type="float" office:value="0.70494603" calcext:value-type="float">
            <text:p>0.70494603</text:p>
          </table:table-cell>
          <table:table-cell office:value-type="float" office:value="0.0011705" calcext:value-type="float">
            <text:p>0.0011705</text:p>
          </table:table-cell>
          <table:table-cell office:value-type="float" office:value="0.40851527" calcext:value-type="float">
            <text:p>0.40851527</text:p>
          </table:table-cell>
          <table:table-cell office:value-type="float" office:value="0.00001344" calcext:value-type="float">
            <text:p>1.344E-05</text:p>
          </table:table-cell>
          <table:table-cell office:value-type="float" office:value="0.59030079" calcext:value-type="float">
            <text:p>0.59030079</text:p>
          </table:table-cell>
          <table:table-cell office:value-type="float" office:value="0.00099112" calcext:value-type="float">
            <text:p>0.00099112</text:p>
          </table:table-cell>
          <table:table-cell office:value-type="float" office:value="0.00002965" calcext:value-type="float">
            <text:p>2.965E-05</text:p>
          </table:table-cell>
          <table:table-cell office:value-type="float" office:value="0.45474244" calcext:value-type="float">
            <text:p>0.45474244</text:p>
          </table:table-cell>
          <table:table-cell office:value-type="float" office:value="0.54423679" calcext:value-type="float">
            <text:p>0.544236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3600553" calcext:value-type="float">
            <text:p>0.23600553</text:p>
          </table:table-cell>
          <table:table-cell office:value-type="float" office:value="0.00300587" calcext:value-type="float">
            <text:p>0.00300587</text:p>
          </table:table-cell>
          <table:table-cell office:value-type="float" office:value="0.01729022" calcext:value-type="float">
            <text:p>0.01729022</text:p>
          </table:table-cell>
          <table:table-cell office:value-type="float" office:value="0.74369838" calcext:value-type="float">
            <text:p>0.74369838</text:p>
          </table:table-cell>
          <table:table-cell office:value-type="float" office:value="0.00101621" calcext:value-type="float">
            <text:p>0.00101621</text:p>
          </table:table-cell>
          <table:table-cell office:value-type="float" office:value="0.3750818" calcext:value-type="float">
            <text:p>0.3750818</text:p>
          </table:table-cell>
          <table:table-cell office:value-type="float" office:value="0.00001198" calcext:value-type="float">
            <text:p>1.198E-05</text:p>
          </table:table-cell>
          <table:table-cell office:value-type="float" office:value="0.62389001" calcext:value-type="float">
            <text:p>0.62389001</text:p>
          </table:table-cell>
          <table:table-cell office:value-type="float" office:value="0.00087688" calcext:value-type="float">
            <text:p>0.00087688</text:p>
          </table:table-cell>
          <table:table-cell office:value-type="float" office:value="0.00002774" calcext:value-type="float">
            <text:p>2.774E-05</text:p>
          </table:table-cell>
          <table:table-cell office:value-type="float" office:value="0.41292544" calcext:value-type="float">
            <text:p>0.41292544</text:p>
          </table:table-cell>
          <table:table-cell office:value-type="float" office:value="0.58616993" calcext:value-type="float">
            <text:p>0.5861699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0255793" calcext:value-type="float">
            <text:p>0.20255793</text:p>
          </table:table-cell>
          <table:table-cell office:value-type="float" office:value="0.00273063" calcext:value-type="float">
            <text:p>0.00273063</text:p>
          </table:table-cell>
          <table:table-cell office:value-type="float" office:value="0.01520414" calcext:value-type="float">
            <text:p>0.01520414</text:p>
          </table:table-cell>
          <table:table-cell office:value-type="float" office:value="0.77950729" calcext:value-type="float">
            <text:p>0.77950729</text:p>
          </table:table-cell>
          <table:table-cell office:value-type="float" office:value="0.00087609" calcext:value-type="float">
            <text:p>0.00087609</text:p>
          </table:table-cell>
          <table:table-cell office:value-type="float" office:value="0.34226024" calcext:value-type="float">
            <text:p>0.34226024</text:p>
          </table:table-cell>
          <table:table-cell office:value-type="float" office:value="0.00001058" calcext:value-type="float">
            <text:p>1.058E-05</text:p>
          </table:table-cell>
          <table:table-cell office:value-type="float" office:value="0.65685309" calcext:value-type="float">
            <text:p>0.65685309</text:p>
          </table:table-cell>
          <table:table-cell office:value-type="float" office:value="0.00076932" calcext:value-type="float">
            <text:p>0.00076932</text:p>
          </table:table-cell>
          <table:table-cell office:value-type="float" office:value="0.00002576" calcext:value-type="float">
            <text:p>2.576E-05</text:p>
          </table:table-cell>
          <table:table-cell office:value-type="float" office:value="0.37116851" calcext:value-type="float">
            <text:p>0.37116851</text:p>
          </table:table-cell>
          <table:table-cell office:value-type="float" office:value="0.62803641" calcext:value-type="float">
            <text:p>0.628036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7224691" calcext:value-type="float">
            <text:p>0.17224691</text:p>
          </table:table-cell>
          <table:table-cell office:value-type="float" office:value="0.00245977" calcext:value-type="float">
            <text:p>0.00245977</text:p>
          </table:table-cell>
          <table:table-cell office:value-type="float" office:value="0.01322334" calcext:value-type="float">
            <text:p>0.01322334</text:p>
          </table:table-cell>
          <table:table-cell office:value-type="float" office:value="0.81206998" calcext:value-type="float">
            <text:p>0.81206998</text:p>
          </table:table-cell>
          <table:table-cell office:value-type="float" office:value="0.00074997" calcext:value-type="float">
            <text:p>0.00074997</text:p>
          </table:table-cell>
          <table:table-cell office:value-type="float" office:value="0.3103718" calcext:value-type="float">
            <text:p>0.3103718</text:p>
          </table:table-cell>
          <table:table-cell table:style-name="ce1" office:value-type="float" office:value="0.000009264" calcext:value-type="float">
            <text:p>9.26E-06</text:p>
          </table:table-cell>
          <table:table-cell office:value-type="float" office:value="0.68886897" calcext:value-type="float">
            <text:p>0.68886897</text:p>
          </table:table-cell>
          <table:table-cell office:value-type="float" office:value="0.00066907" calcext:value-type="float">
            <text:p>0.00066907</text:p>
          </table:table-cell>
          <table:table-cell office:value-type="float" office:value="0.00002374" calcext:value-type="float">
            <text:p>2.374E-05</text:p>
          </table:table-cell>
          <table:table-cell office:value-type="float" office:value="0.33015458" calcext:value-type="float">
            <text:p>0.33015458</text:p>
          </table:table-cell>
          <table:table-cell office:value-type="float" office:value="0.66915261" calcext:value-type="float">
            <text:p>0.6691526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4518748" calcext:value-type="float">
            <text:p>0.14518748</text:p>
          </table:table-cell>
          <table:table-cell office:value-type="float" office:value="0.00219817" calcext:value-type="float">
            <text:p>0.00219817</text:p>
          </table:table-cell>
          <table:table-cell office:value-type="float" office:value="0.01137989" calcext:value-type="float">
            <text:p>0.01137989</text:p>
          </table:table-cell>
          <table:table-cell office:value-type="float" office:value="0.84123446" calcext:value-type="float">
            <text:p>0.84123446</text:p>
          </table:table-cell>
          <table:table-cell office:value-type="float" office:value="0.0006375" calcext:value-type="float">
            <text:p>0.0006375</text:p>
          </table:table-cell>
          <table:table-cell office:value-type="float" office:value="0.27971011" calcext:value-type="float">
            <text:p>0.27971011</text:p>
          </table:table-cell>
          <table:table-cell table:style-name="ce1" office:value-type="float" office:value="0.00000804" calcext:value-type="float">
            <text:p>8.04E-06</text:p>
          </table:table-cell>
          <table:table-cell office:value-type="float" office:value="0.71964435" calcext:value-type="float">
            <text:p>0.71964435</text:p>
          </table:table-cell>
          <table:table-cell office:value-type="float" office:value="0.00057671" calcext:value-type="float">
            <text:p>0.00057671</text:p>
          </table:table-cell>
          <table:table-cell office:value-type="float" office:value="0.00002169" calcext:value-type="float">
            <text:p>2.169E-05</text:p>
          </table:table-cell>
          <table:table-cell office:value-type="float" office:value="0.29055005" calcext:value-type="float">
            <text:p>0.29055005</text:p>
          </table:table-cell>
          <table:table-cell office:value-type="float" office:value="0.70885155" calcext:value-type="float">
            <text:p>0.708851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213679" calcext:value-type="float">
            <text:p>0.1213679</text:p>
          </table:table-cell>
          <table:table-cell office:value-type="float" office:value="0.0019498" calcext:value-type="float">
            <text:p>0.0019498</text:p>
          </table:table-cell>
          <table:table-cell office:value-type="float" office:value="0.0096956" calcext:value-type="float">
            <text:p>0.0096956</text:p>
          </table:table-cell>
          <table:table-cell office:value-type="float" office:value="0.8669867" calcext:value-type="float">
            <text:p>0.8669867</text:p>
          </table:table-cell>
          <table:table-cell office:value-type="float" office:value="0.00053812" calcext:value-type="float">
            <text:p>0.00053812</text:p>
          </table:table-cell>
          <table:table-cell office:value-type="float" office:value="0.25053027" calcext:value-type="float">
            <text:p>0.25053027</text:p>
          </table:table-cell>
          <table:table-cell table:style-name="ce1" office:value-type="float" office:value="0.000006917" calcext:value-type="float">
            <text:p>6.92E-06</text:p>
          </table:table-cell>
          <table:table-cell office:value-type="float" office:value="0.74892469" calcext:value-type="float">
            <text:p>0.74892469</text:p>
          </table:table-cell>
          <table:table-cell office:value-type="float" office:value="0.00049264" calcext:value-type="float">
            <text:p>0.00049264</text:p>
          </table:table-cell>
          <table:table-cell office:value-type="float" office:value="0.00001966" calcext:value-type="float">
            <text:p>1.966E-05</text:p>
          </table:table-cell>
          <table:table-cell office:value-type="float" office:value="0.2529604" calcext:value-type="float">
            <text:p>0.2529604</text:p>
          </table:table-cell>
          <table:table-cell office:value-type="float" office:value="0.74652731" calcext:value-type="float">
            <text:p>0.746527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45:11.5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5:57:36.387000000</meta:creation-date>
    <dc:date>2023-10-16T18:45:21.861000000</dc:date>
    <meta:editing-duration>PT25S</meta:editing-duration>
    <meta:editing-cycles>2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